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d7cb5"/>
    </style:style>
    <style:style style:name="P2" style:family="paragraph" style:parent-style-name="Standard">
      <style:paragraph-properties fo:margin-top="0cm" fo:margin-bottom="0.499cm" loext:contextual-spacing="false"/>
      <style:text-properties officeooo:paragraph-rsid="000d7cb5"/>
    </style:style>
    <style:style style:name="P3" style:family="paragraph" style:parent-style-name="Text_20_body">
      <style:text-properties officeooo:paragraph-rsid="000d7cb5"/>
    </style:style>
    <style:style style:name="P4" style:family="paragraph" style:parent-style-name="Text_20_body" style:list-style-name="L1">
      <style:text-properties officeooo:paragraph-rsid="000d7cb5"/>
    </style:style>
    <style:style style:name="P5" style:family="paragraph" style:parent-style-name="Text_20_body" style:list-style-name="L2">
      <style:text-properties officeooo:paragraph-rsid="000d7cb5"/>
    </style:style>
    <style:style style:name="P6" style:family="paragraph" style:parent-style-name="Text_20_body" style:list-style-name="L3">
      <style:text-properties officeooo:paragraph-rsid="000d7cb5"/>
    </style:style>
    <style:style style:name="P7" style:family="paragraph" style:parent-style-name="Text_20_body" style:list-style-name="L4">
      <style:text-properties officeooo:paragraph-rsid="000d7cb5"/>
    </style:style>
    <style:style style:name="P8" style:family="paragraph" style:parent-style-name="Text_20_body" style:list-style-name="L5">
      <style:text-properties officeooo:paragraph-rsid="000d7cb5"/>
    </style:style>
    <style:style style:name="P9" style:family="paragraph" style:parent-style-name="Text_20_body" style:list-style-name="L6">
      <style:text-properties officeooo:paragraph-rsid="000d7cb5"/>
    </style:style>
    <style:style style:name="P10" style:family="paragraph" style:parent-style-name="Text_20_body" style:list-style-name="L7">
      <style:text-properties officeooo:paragraph-rsid="000d7cb5"/>
    </style:style>
    <style:style style:name="P11" style:family="paragraph" style:parent-style-name="Text_20_body" style:list-style-name="L8">
      <style:text-properties officeooo:paragraph-rsid="000d7cb5"/>
    </style:style>
    <style:style style:name="P12" style:family="paragraph" style:parent-style-name="Text_20_body" style:list-style-name="L9">
      <style:text-properties officeooo:paragraph-rsid="000d7cb5"/>
    </style:style>
    <style:style style:name="P13" style:family="paragraph" style:parent-style-name="Text_20_body" style:list-style-name="L10">
      <style:text-properties officeooo:paragraph-rsid="000d7cb5"/>
    </style:style>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text-properties officeooo:paragraph-rsid="000d7cb5"/>
    </style:style>
    <style:style style:name="P20" style:family="paragraph" style:parent-style-name="Text_20_body" style:list-style-name="L1">
      <style:paragraph-properties fo:margin-top="0cm" fo:margin-bottom="0cm" loext:contextual-spacing="false"/>
      <style:text-properties officeooo:paragraph-rsid="000d7cb5"/>
    </style:style>
    <style:style style:name="P21" style:family="paragraph" style:parent-style-name="Text_20_body" style:list-style-name="L2">
      <style:paragraph-properties fo:margin-top="0cm" fo:margin-bottom="0cm" loext:contextual-spacing="false"/>
      <style:text-properties officeooo:paragraph-rsid="000d7cb5"/>
    </style:style>
    <style:style style:name="P22" style:family="paragraph" style:parent-style-name="Text_20_body" style:list-style-name="L3">
      <style:paragraph-properties fo:margin-top="0cm" fo:margin-bottom="0cm" loext:contextual-spacing="false"/>
      <style:text-properties officeooo:paragraph-rsid="000d7cb5"/>
    </style:style>
    <style:style style:name="P23" style:family="paragraph" style:parent-style-name="Text_20_body" style:list-style-name="L4">
      <style:paragraph-properties fo:margin-top="0cm" fo:margin-bottom="0cm" loext:contextual-spacing="false"/>
      <style:text-properties officeooo:paragraph-rsid="000d7cb5"/>
    </style:style>
    <style:style style:name="P24" style:family="paragraph" style:parent-style-name="Text_20_body" style:list-style-name="L5">
      <style:paragraph-properties fo:margin-top="0cm" fo:margin-bottom="0cm" loext:contextual-spacing="false"/>
      <style:text-properties officeooo:paragraph-rsid="000d7cb5"/>
    </style:style>
    <style:style style:name="P25" style:family="paragraph" style:parent-style-name="Text_20_body" style:list-style-name="L6">
      <style:paragraph-properties fo:margin-top="0cm" fo:margin-bottom="0cm" loext:contextual-spacing="false"/>
      <style:text-properties officeooo:paragraph-rsid="000d7cb5"/>
    </style:style>
    <style:style style:name="P26" style:family="paragraph" style:parent-style-name="Text_20_body" style:list-style-name="L7">
      <style:paragraph-properties fo:margin-top="0cm" fo:margin-bottom="0cm" loext:contextual-spacing="false"/>
      <style:text-properties officeooo:paragraph-rsid="000d7cb5"/>
    </style:style>
    <style:style style:name="P27" style:family="paragraph" style:parent-style-name="Text_20_body" style:list-style-name="L10">
      <style:paragraph-properties fo:margin-top="0cm" fo:margin-bottom="0cm" loext:contextual-spacing="false"/>
      <style:text-properties officeooo:paragraph-rsid="000d7cb5"/>
    </style:style>
    <style:style style:name="P28" style:family="paragraph" style:parent-style-name="Heading_20_1">
      <style:text-properties style:text-underline-style="solid" style:text-underline-width="auto" style:text-underline-color="font-color" officeooo:paragraph-rsid="000d7cb5"/>
    </style:style>
    <style:style style:name="P29" style:family="paragraph" style:parent-style-name="Heading_20_3">
      <style:text-properties officeooo:paragraph-rsid="000d7cb5"/>
    </style:style>
    <style:style style:name="P30" style:family="paragraph" style:parent-style-name="Heading_20_4">
      <style:text-properties officeooo:paragraph-rsid="000d7cb5"/>
    </style:style>
    <style:style style:name="P31" style:family="paragraph" style:parent-style-name="Preformatted_20_Text">
      <style:paragraph-properties fo:margin-top="0cm" fo:margin-bottom="0.499cm" loext:contextual-spacing="false"/>
    </style:style>
    <style:style style:name="P32"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style:font-name="Abyssinica SIL"/>
    </style:style>
    <style:style style:name="T2" style:family="text">
      <style:text-properties style:font-name="Abyssinica SIL" fo:font-weight="bold" style:font-weight-asian="bold" style:font-weight-complex="bold"/>
    </style:style>
    <style:style style:name="T3" style:family="text">
      <style:text-properties style:font-name="Abyssinica SIL" fo:font-weight="bold" officeooo:rsid="000d32a6" style:font-weight-asian="bold" style:font-weight-complex="bold"/>
    </style:style>
    <style:style style:name="T4" style:family="text">
      <style:text-properties officeooo:rsid="000e495a"/>
    </style:style>
    <style:style style:name="T5" style:family="text">
      <style:text-properties fo:font-size="14pt" style:font-size-asian="14pt" style:font-size-complex="14pt"/>
    </style:style>
    <style:style style:name="T6" style:family="text">
      <style:text-properties fo:font-size="14pt" officeooo:rsid="000e495a" style:font-size-asian="14pt" style:font-size-complex="14pt"/>
    </style:style>
    <style:style style:name="T7" style:family="text">
      <style:text-properties fo:font-size="22pt" style:font-size-asian="22pt" style:font-size-complex="22pt"/>
    </style:style>
    <style:style style:name="T8" style:family="text">
      <style:text-properties fo:font-size="22pt" officeooo:rsid="000e495a" style:font-size-asian="22pt" style:font-size-complex="22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22pt" fo:font-weight="bold" officeooo:rsid="000e495a" style:font-size-asian="22pt" style:font-weight-asian="bold" style:font-size-complex="22pt"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text form:name="unnamed0" form:control-implementation="ooo:com.sun.star.form.component.TextField" xml:id="control1" form:id="control1" form:max-length="5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6"/><text:span text:style-name="T1"><text:s/></text:span><text:span text:style-name="T2"><text:s/></text:span><text:span text:style-name="T3">Introduction to version control system</text:span></text:p>
      <text:p text:style-name="P1">A version control system is a special application that stores and manages every revision of your files and code. Many developers and organizations use version control to collaborate on source code, manage releases, and roll back to previous versions when bugs are discovered.</text:p>
      <text:section text:style-name="Sect1" text:name="Section1">
        <text:p text:style-name="P1"><text:s/></text:p>
      </text:section>
      <text:p text:style-name="P1">GitHub.com </text:p>
      <text:p text:style-name="P1">English </text:p>
      <text:section text:style-name="Sect1" text:name="search-input-container">
        <text:p text:style-name="P2"><draw:control text:anchor-type="as-char" draw:z-index="0" draw:style-name="gr1" draw:text-style-name="P32" svg:width="4.393cm" svg:height="0.662cm" draw:control="control1"/></text:p>
      </text:section>
      <text:h text:style-name="P28" text:outline-level="1">About branches</text:h>
      <text:p text:style-name="P3">Use a branch to isolate development work without affecting other branches in the repository. Each repository has one default branch, and can have multiple other branches. You can merge a branch into another branch using a pull request.</text:p>
      <text:p text:style-name="P3">You can use branches to:</text:p>
      <text:list xml:id="list3755899471" text:style-name="L1">
        <text:list-item>
          <text:p text:style-name="P20">Develop features </text:p>
        </text:list-item>
        <text:list-item>
          <text:p text:style-name="P20">Fix bugs </text:p>
        </text:list-item>
        <text:list-item>
          <text:p text:style-name="P4">Safely experiment with new ideas </text:p>
        </text:list-item>
      </text:list>
      <text:p text:style-name="P3">For more information, see "<text:a xlink:type="simple" xlink:href="https://help.github.com/en/articles/creating-and-deleting-branches-within-your-repository/" text:style-name="Internet_20_link" text:visited-style-name="Visited_20_Internet_20_Link">Creating and deleting branches within your repository</text:a>."</text:p>
      <text:p text:style-name="P3">Once you're satisfied with the changes in your branch, you can open a pull request to merge your branch (the <text:span text:style-name="Emphasis">head</text:span> branch) into another branch (the <text:span text:style-name="Emphasis">base</text:span> branch). For more information, see "<text:a xlink:type="simple" xlink:href="https://help.github.com/en/articles/about-pull-requests" text:style-name="Internet_20_link" text:visited-style-name="Visited_20_Internet_20_Link">About pull requests</text:a>."</text:p>
      <text:p text:style-name="P3">You can also use a branch to publish a GitHub Pages site. For more information, see "<text:a xlink:type="simple" xlink:href="https://help.github.com/en/articles/what-is-github-pages" text:style-name="Internet_20_link" text:visited-style-name="Visited_20_Internet_20_Link">What is GitHub Pages?</text:a>"</text:p>
      <text:p text:style-name="P3">You must have write access to a repository to create a branch, open a pull request, or delete and restore branches in a pull request. In repositories where you have owner or admin access, you can change the default branch. For more information, see "<text:a xlink:type="simple" xlink:href="https://help.github.com/en/articles/access-permissions-on-github" text:style-name="Internet_20_link" text:visited-style-name="Visited_20_Internet_20_Link">Access permissions on GitHub</text:a>" and "<text:a xlink:type="simple" xlink:href="https://help.github.com/en/articles/managing-branches-in-your-repository" text:style-name="Internet_20_link" text:visited-style-name="Visited_20_Internet_20_Link">Managing branches in your repository</text:a>."</text:p>
      <text:h text:style-name="P29" text:outline-level="3"><text:bookmark text:name="working-with-protected-branches"/><text:a xlink:type="simple" xlink:href="https://help.github.com/en/articles/about-branches#working-with-protected-branches" text:style-name="Internet_20_link" text:visited-style-name="Visited_20_Internet_20_Link">Working with protected branches</text:a><text:a xlink:type="simple" xlink:href="https://help.github.com/en" text:style-name="Internet_20_link" text:visited-style-name="Visited_20_Internet_20_Link">GitHub Help</text:a></text:h>
      <text:p text:style-name="P3">Repository administrators can enable protections on a branch. If you're working on a branch that's protected, you won't be able to delete or force push to the branch. Repository administrators can additionally enable several other protected branch settings to enforce various workflows before a branch can be merged.</text:p>
      <text:p text:style-name="P3"><text:span text:style-name="Strong_20_Emphasis">Note:</text:span> If you're a repository administrator, you can merge pull requests on branches with branch protections enabled even if the pull request does not meet the requirements, unless branch protections have been set to "Include administrators."</text:p>
      <text:p text:style-name="P3">To see if your pull request can be merged, look in the merge box at the bottom of the pull request's <text:span text:style-name="Strong_20_Emphasis">Conversation</text:span> tab. For more information, see "<text:a xlink:type="simple" xlink:href="https://help.github.com/en/articles/about-protected-branches" text:style-name="Internet_20_link" text:visited-style-name="Visited_20_Internet_20_Link">About protected branches</text:a>."</text:p>
      <text:p text:style-name="P3">When a branch is protected:</text:p>
      <text:list xml:id="list3660407520" text:style-name="L2">
        <text:list-item>
          <text:p text:style-name="P21">You won't be able to delete or force push to the branch. </text:p>
        </text:list-item>
        <text:list-item>
          <text:p text:style-name="P21">If required status checks are enabled on the branch, you won't be able to merge changes into the branch until all of the required CI tests pass. For more information, see "<text:a xlink:type="simple" xlink:href="https://help.github.com/en/articles/about-status-checks" text:style-name="Internet_20_link" text:visited-style-name="Visited_20_Internet_20_Link">About status checks</text:a>." </text:p>
        </text:list-item>
        <text:list-item>
          <text:p text:style-name="P21"><text:soft-page-break/>If required pull request reviews are enabled on the branch, you won't be able to merge changes into the branch until all requirements in the pull request review policy have been met. For more information, see "<text:a xlink:type="simple" xlink:href="https://help.github.com/en/articles/merging-a-pull-request" text:style-name="Internet_20_link" text:visited-style-name="Visited_20_Internet_20_Link">Merging a pull request</text:a>." </text:p>
        </text:list-item>
        <text:list-item>
          <text:p text:style-name="P21">If required review from a code owner is enabled on a branch, and a pull request modifies code that has an owner, a code owner must approve the pull request before it can be merged. For more information, see "<text:a xlink:type="simple" xlink:href="https://help.github.com/en/articles/about-code-owners" text:style-name="Internet_20_link" text:visited-style-name="Visited_20_Internet_20_Link">About code owners</text:a>." </text:p>
        </text:list-item>
        <text:list-item>
          <text:p text:style-name="P5">If required commit signing is enabled on a branch, you won't be able to push any commits to the branch that are not signed and verified. For more information, see "<text:a xlink:type="simple" xlink:href="https://help.github.com/en/articles/about-commit-signature-verification" text:style-name="Internet_20_link" text:visited-style-name="Visited_20_Internet_20_Link">About commit signature verification</text:a>" and "<text:a xlink:type="simple" xlink:href="https://help.github.com/en/articles/about-required-commit-signing" text:style-name="Internet_20_link" text:visited-style-name="Visited_20_Internet_20_Link">About required commit signing</text:a>." </text:p>
        </text:list-item>
      </text:list>
      <text:h text:style-name="P29" text:outline-level="3" text:is-list-header="true"><text:bookmark text:name="further-reading"/><text:a xlink:type="simple" xlink:href="https://help.github.com/en/articles/about-branches#further-reading" text:style-name="Internet_20_link" text:visited-style-name="Visited_20_Internet_20_Link">Further reading</text:a></text:h>
      <text:list xml:id="list4204656663" text:style-name="L3">
        <text:list-item>
          <text:p text:style-name="P22">"<text:a xlink:type="simple" xlink:href="https://help.github.com/en/articles/about-pull-requests" text:style-name="Internet_20_link" text:visited-style-name="Visited_20_Internet_20_Link">About pull requests</text:a>" </text:p>
        </text:list-item>
        <text:list-item>
          <text:p text:style-name="P22">"<text:a xlink:type="simple" xlink:href="https://help.github.com/en/articles/github-glossary/#branch" text:style-name="Internet_20_link" text:visited-style-name="Visited_20_Internet_20_Link">Branch</text:a>" in the GitHub glossary </text:p>
        </text:list-item>
        <text:list-item>
          <text:p text:style-name="P6">"<text:a xlink:type="simple" xlink:href="https://git-scm.com/book/en/v2/Git-Branching-Branches-in-a-Nutshell" text:style-name="Internet_20_link" text:visited-style-name="Visited_20_Internet_20_Link">Branches in a Nutshell</text:a>" in the Git documentation </text:p>
        </text:list-item>
      </text:list>
      <text:h text:style-name="P29" text:outline-level="3" text:is-list-header="true">Ask a human</text:h>
      <text:h text:style-name="P30" text:outline-level="4">Can't find what you're looking for?</text:h>
      <text:p text:style-name="P3"><text:a xlink:type="simple" xlink:href="https://github.com/contact" text:style-name="Internet_20_link" text:visited-style-name="Visited_20_Internet_20_Link">Contact us</text:a> </text:p>
      <text:h text:style-name="P30" text:outline-level="4">Product</text:h>
      <text:list xml:id="list1846498278" text:style-name="L4">
        <text:list-item>
          <text:p text:style-name="P23"><text:a xlink:type="simple" xlink:href="https://github.com/features" text:style-name="Internet_20_link" text:visited-style-name="Visited_20_Internet_20_Link">Features</text:a> </text:p>
        </text:list-item>
        <text:list-item>
          <text:p text:style-name="P23"><text:a xlink:type="simple" xlink:href="https://github.com/security" text:style-name="Internet_20_link" text:visited-style-name="Visited_20_Internet_20_Link">Security</text:a> </text:p>
        </text:list-item>
        <text:list-item>
          <text:p text:style-name="P23"><text:a xlink:type="simple" xlink:href="https://github.com/enterprise" text:style-name="Internet_20_link" text:visited-style-name="Visited_20_Internet_20_Link">Enterprise</text:a> </text:p>
        </text:list-item>
        <text:list-item>
          <text:p text:style-name="P23"><text:a xlink:type="simple" xlink:href="https://github.com/case-studies?type=customers" text:style-name="Internet_20_link" text:visited-style-name="Visited_20_Internet_20_Link">Case Studies</text:a> </text:p>
        </text:list-item>
        <text:list-item>
          <text:p text:style-name="P23"><text:a xlink:type="simple" xlink:href="https://github.com/pricing" text:style-name="Internet_20_link" text:visited-style-name="Visited_20_Internet_20_Link">Pricing</text:a> </text:p>
        </text:list-item>
        <text:list-item>
          <text:p text:style-name="P7"><text:a xlink:type="simple" xlink:href="https://resources.github.com/" text:style-name="Internet_20_link" text:visited-style-name="Visited_20_Internet_20_Link">Resources</text:a> </text:p>
        </text:list-item>
      </text:list>
      <text:h text:style-name="P30" text:outline-level="4" text:is-list-header="true">Platform</text:h>
      <text:list xml:id="list3058870774" text:style-name="L5">
        <text:list-item>
          <text:p text:style-name="P24"><text:a xlink:type="simple" xlink:href="https://developer.github.com/" text:style-name="Internet_20_link" text:visited-style-name="Visited_20_Internet_20_Link">Developer API</text:a> </text:p>
        </text:list-item>
        <text:list-item>
          <text:p text:style-name="P24"><text:a xlink:type="simple" xlink:href="http://partner.github.com/" text:style-name="Internet_20_link" text:visited-style-name="Visited_20_Internet_20_Link">Partners</text:a> </text:p>
        </text:list-item>
        <text:list-item>
          <text:p text:style-name="P24"><text:a xlink:type="simple" xlink:href="https://atom.io/" text:style-name="Internet_20_link" text:visited-style-name="Visited_20_Internet_20_Link">Atom</text:a> </text:p>
        </text:list-item>
        <text:list-item>
          <text:p text:style-name="P24"><text:a xlink:type="simple" xlink:href="http://electron.atom.io/" text:style-name="Internet_20_link" text:visited-style-name="Visited_20_Internet_20_Link">Electron</text:a> </text:p>
        </text:list-item>
        <text:list-item>
          <text:p text:style-name="P8"><text:a xlink:type="simple" xlink:href="https://desktop.github.com/" text:style-name="Internet_20_link" text:visited-style-name="Visited_20_Internet_20_Link">GitHub Desktop</text:a> </text:p>
        </text:list-item>
      </text:list>
      <text:h text:style-name="P30" text:outline-level="4" text:is-list-header="true">Support</text:h>
      <text:list xml:id="list1987691733" text:style-name="L6">
        <text:list-item>
          <text:p text:style-name="P25"><text:a xlink:type="simple" xlink:href="https://help.github.com/" text:style-name="Internet_20_link" text:visited-style-name="Visited_20_Internet_20_Link">Help</text:a> </text:p>
        </text:list-item>
        <text:list-item>
          <text:p text:style-name="P25"><text:a xlink:type="simple" xlink:href="https://github.community/" text:style-name="Internet_20_link" text:visited-style-name="Visited_20_Internet_20_Link">Community Forum</text:a> </text:p>
        </text:list-item>
        <text:list-item>
          <text:p text:style-name="P25"><text:a xlink:type="simple" xlink:href="https://services.github.com/" text:style-name="Internet_20_link" text:visited-style-name="Visited_20_Internet_20_Link">Training</text:a> </text:p>
        </text:list-item>
        <text:list-item>
          <text:p text:style-name="P25"><text:a xlink:type="simple" xlink:href="https://githubstatus.com/" text:style-name="Internet_20_link" text:visited-style-name="Visited_20_Internet_20_Link">Status</text:a> </text:p>
        </text:list-item>
        <text:list-item>
          <text:p text:style-name="P9"><text:a xlink:type="simple" xlink:href="https://github.com/contact" text:style-name="Internet_20_link" text:visited-style-name="Visited_20_Internet_20_Link">Contact GitHub</text:a> </text:p>
        </text:list-item>
      </text:list>
      <text:h text:style-name="P30" text:outline-level="4" text:is-list-header="true">Company</text:h>
      <text:list xml:id="list4038748244" text:style-name="L7">
        <text:list-item>
          <text:p text:style-name="P26"><text:a xlink:type="simple" xlink:href="https://github.com/about" text:style-name="Internet_20_link" text:visited-style-name="Visited_20_Internet_20_Link">About</text:a> </text:p>
        </text:list-item>
        <text:list-item>
          <text:p text:style-name="P26"><text:a xlink:type="simple" xlink:href="https://github.blog/" text:style-name="Internet_20_link" text:visited-style-name="Visited_20_Internet_20_Link">Blog</text:a> </text:p>
        </text:list-item>
        <text:list-item>
          <text:p text:style-name="P26"><text:a xlink:type="simple" xlink:href="https://github.com/about/careers" text:style-name="Internet_20_link" text:visited-style-name="Visited_20_Internet_20_Link">Careers</text:a> </text:p>
        </text:list-item>
        <text:list-item>
          <text:p text:style-name="P26"><text:a xlink:type="simple" xlink:href="https://github.com/about/press" text:style-name="Internet_20_link" text:visited-style-name="Visited_20_Internet_20_Link">Press</text:a> </text:p>
        </text:list-item>
        <text:list-item>
          <text:p text:style-name="P10"><text:a xlink:type="simple" xlink:href="https://shop.github.com/" text:style-name="Internet_20_link" text:visited-style-name="Visited_20_Internet_20_Link">Shop</text:a> </text:p>
        </text:list-item>
      </text:list>
      <text:list xml:id="list4091444049" text:style-name="L8">
        <text:list-item>
          <text:p text:style-name="P11"><text:soft-page-break/></text:p>
        </text:list-item>
      </text:list>
      <text:list xml:id="list401966616" text:style-name="L9">
        <text:list-item>
          <text:p text:style-name="P12"/>
        </text:list-item>
      </text:list>
      <text:list xml:id="list3161377876" text:style-name="L10">
        <text:list-item>
          <text:p text:style-name="P27">© 2019 GitHub, Inc. </text:p>
        </text:list-item>
        <text:list-item>
          <text:p text:style-name="P27"><text:a xlink:type="simple" xlink:href="https://help.github.com/articles/github-terms-of-service/" text:style-name="Internet_20_link" text:visited-style-name="Visited_20_Internet_20_Link">Terms </text:a></text:p>
        </text:list-item>
        <text:list-item>
          <text:p text:style-name="P13"><text:a xlink:type="simple" xlink:href="https://help.github.com/articles/github-privacy-statement/" text:style-name="Internet_20_link" text:visited-style-name="Visited_20_Internet_20_Link">Privacy </text:a></text:p>
        </text:list-item>
      </text:list>
      <text:p text:style-name="P3"/>
      <text:p text:style-name="P3"/>
      <text:p text:style-name="P3"/>
      <text:p text:style-name="P3"><text:s text:c="35"/><text:span text:style-name="T9"><text:s text:c="3"/></text:span><text:span text:style-name="T10">git commit</text:span></text:p>
      <text:p text:style-name="P3"/>
      <text:p text:style-name="P3">On your computer, move the file you'd like to upload to GitHub into the local directory that was created when you cloned the repository.</text:p>
      <text:list xml:id="list1359078556" text:style-name="L12">
        <text:list-item>
          <text:p text:style-name="P14">Open Terminal.</text:p>
        </text:list-item>
      </text:list>
      <text:list xml:id="list2202639947" text:style-name="L13">
        <text:list-item>
          <text:p text:style-name="P15">Change the current working directory to your local repository.</text:p>
        </text:list-item>
      </text:list>
      <text:list xml:id="list759961519" text:style-name="L14">
        <text:list-item>
          <text:p text:style-name="P16">Stage the file for commit to your local repository.</text:p>
        </text:list-item>
      </text:list>
      <text:p text:style-name="Preformatted_20_Text"><text:span text:style-name="Source_20_Text">$ git add .</text:span></text:p>
      <text:p text:style-name="P31"><text:span text:style-name="Source_20_Text"># Adds the file to your local repository and stages it for commit. To unstage a file, use 'git reset HEAD </text:span><text:span text:style-name="Source_20_Text"><text:span text:style-name="Emphasis">YOUR-FILE</text:span></text:span><text:span text:style-name="Source_20_Text">'.</text:span></text:p>
      <text:list xml:id="list866212654" text:style-name="L15">
        <text:list-item>
          <text:p text:style-name="P17">Commit the file that you've staged in your local repository.</text:p>
        </text:list-item>
      </text:list>
      <text:p text:style-name="Preformatted_20_Text"><text:span text:style-name="Source_20_Text">$ git commit -m "Add existing file"</text:span></text:p>
      <text:p text:style-name="P31"><text:span text:style-name="Source_20_Text"># Commits the tracked changes and prepares them to be pushed to a remote repository. To remove this commit and modify the file, use 'git reset --soft HEAD~1' and commit and add the file again.</text:span></text:p>
      <text:list xml:id="list3394079380" text:style-name="L16">
        <text:list-item>
          <text:p text:style-name="P18"><text:a xlink:type="simple" xlink:href="https://help.github.com/en/articles/pushing-commits-to-a-remote-repository/" text:style-name="Internet_20_link" text:visited-style-name="Visited_20_Internet_20_Link">Push the changes</text:a> in your local repository to GitHub.</text:p>
        </text:list-item>
      </text:list>
      <text:p text:style-name="Preformatted_20_Text"><text:span text:style-name="Source_20_Text">$ git push origin </text:span><text:span text:style-name="Source_20_Text"><text:span text:style-name="Emphasis">your-branch</text:span></text:span></text:p>
      <text:p text:style-name="P31"><text:span text:style-name="Source_20_Text"># Pushes the changes in your local repository up to the remote repository you 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5:22:55.531378464</meta:creation-date>
    <dc:date>2019-07-10T16:00:37.857486184</dc:date>
    <meta:editing-duration>PT5M8S</meta:editing-duration>
    <meta:editing-cycles>3</meta:editing-cycles>
    <meta:generator>LibreOffice/6.0.3.2$Linux_X86_64 LibreOffice_project/00m0$Build-2</meta:generator>
    <meta:document-statistic meta:table-count="0" meta:image-count="0" meta:object-count="0" meta:page-count="3" meta:paragraph-count="76" meta:word-count="776" meta:character-count="4535" meta:non-whitespace-character-count="3759"/>
  </office:meta>
</office:document-meta>
</file>